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A0000012CD0EE0B09A8CC33A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Bahnschrift" svg:font-family="Bahnschrift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rlett" svg:font-family="Marlett" style:font-pitch="variable" style:font-charset="x-symbo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style:font-name="Arial" officeooo:rsid="00178dc7" officeooo:paragraph-rsid="00178dc7"/>
    </style:style>
    <style:style style:name="P2" style:family="paragraph" style:parent-style-name="Standard">
      <style:text-properties style:font-name="Carlito" fo:font-size="40pt" officeooo:rsid="00178dc7" officeooo:paragraph-rsid="00178dc7" style:font-size-asian="40pt" style:font-size-complex="40pt"/>
    </style:style>
    <style:style style:name="P3" style:family="paragraph" style:parent-style-name="Standard">
      <style:text-properties style:font-name="Carlito" fo:font-size="20pt" officeooo:rsid="00178dc7" officeooo:paragraph-rsid="00178dc7" style:font-size-asian="17.5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/>
      <text:p text:style-name="P2"><draw:frame draw:style-name="fr1" draw:name="Image1" text:anchor-type="char" svg:x="0.8898in" svg:y="0.1693in" svg:width="1.8283in" svg:height="2.1937in" draw:z-index="0"><draw:image xlink:href="Pictures/10000001000000FA0000012CD0EE0B09A8CC33AB.png" xlink:type="simple" xlink:show="embed" xlink:actuate="onLoad" draw:mime-type="image/png"/></draw:frame></text:p>
      <text:p text:style-name="P2"><text:s text:c="2"/>Qvu</text:p>
      <text:p text:style-name="P3"><text:s text:c="5"/>Getting Started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Bahnschrift" svg:font-family="Bahnschrift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rlett" svg:font-family="Marlett" style:font-pitch="variable" style:font-charset="x-symbo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Arial" officeooo:rsid="00178dc7" officeooo:paragraph-rsid="00178dc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08/24/2023 Rob Tucker 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24T15:12:24.967000000</meta:creation-date>
    <dc:date>2023-08-24T15:20:01.952000000</dc:date>
    <meta:editing-duration>PT7M37S</meta:editing-duration>
    <meta:editing-cycles>1</meta:editing-cycles>
    <meta:generator>LibreOffice/7.2.4.1$Windows_X86_64 LibreOffice_project/27d75539669ac387bb498e35313b970b7fe9c4f9</meta:generator>
    <meta:document-statistic meta:table-count="0" meta:image-count="1" meta:object-count="0" meta:page-count="1" meta:paragraph-count="3" meta:word-count="6" meta:character-count="47" meta:non-whitespace-character-count="36"/>
  </office:meta>
</office:document-meta>
</file>